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none" fo:font-weight="normal" officeooo:rsid="00291a78" officeooo:paragraph-rsid="00291a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092e8" officeooo:paragraph-rsid="002092e8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2092e8" officeooo:paragraph-rsid="002092e8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2a248" officeooo:paragraph-rsid="0022a24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826c6" officeooo:paragraph-rsid="002826c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66f9b" officeooo:paragraph-rsid="00266f9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266f9b" officeooo:paragraph-rsid="00266f9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21cb4" officeooo:paragraph-rsid="00221cb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91f30" officeooo:paragraph-rsid="00291f3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2pt" fo:font-style="normal" style:text-underline-style="none" fo:font-weight="normal" officeooo:rsid="00291f30" officeooo:paragraph-rsid="00291f3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bold" officeooo:rsid="002092e8" officeooo:paragraph-rsid="002092e8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bold" officeooo:rsid="00266f9b" officeooo:paragraph-rsid="00266f9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bold" officeooo:rsid="00221cb4" officeooo:paragraph-rsid="00221cb4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bold" officeooo:rsid="00291f30" officeooo:paragraph-rsid="00291f30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none" fo:font-weight="normal" officeooo:rsid="00266f9b" officeooo:paragraph-rsid="00266f9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477c5"/>
    </style:style>
    <style:style style:name="T2" style:family="text">
      <style:text-properties officeooo:rsid="00266f9b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officeooo:rsid="002826c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9c198"/>
    </style:style>
    <style:style style:name="T7" style:family="text">
      <style:text-properties officeooo:rsid="002a96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erramientas de desarrollo.</text:p>
      <text:p text:style-name="P4">El desarrollo se realizo en un entorno Windows, con el cual se genero un proyecto cliente-servidor</text:p>
      <text:p text:style-name="P4">del lado del cliente se utilizo <text:span text:style-name="T1">Entity Framework 6.0</text:span> para el desarrollo <text:span text:style-name="T2">de las reglas de negocio</text:span>, apoyándonos en herramientas de <text:span text:style-name="T1">Microsoft </text:span>.<text:span text:style-name="T1">NET Framework</text:span> como <text:span text:style-name="T1">Linq</text:span> <text:span text:style-name="T4">para las</text:span> <text:span text:style-name="T1">consultas hacia entidades establecidas para entity. </text:span></text:p>
      <text:p text:style-name="P5">Como a su vez se utilizo lenguaje c# para el desarrollo total de la<text:span text:style-name="T6">s</text:span> capa<text:span text:style-name="T6">s</text:span> de Modelo y Vista.</text:p>
      <text:p text:style-name="P2"/>
      <text:p text:style-name="P12">Interfaz Gráfica</text:p>
      <text:p text:style-name="P2"><text:span text:style-name="T2">La vista</text:span> fue desarrollado bajo un esquema MV<text:span text:style-name="T2">VM</text:span> con las siguientes herramientas:</text:p>
      <text:p text:style-name="P2"/>
      <text:list xml:id="list5023002135656236169" text:style-name="L1">
        <text:list-item>
          <text:p text:style-name="P7">Visual Studio 2013</text:p>
        </text:list-item>
        <text:list-item>
          <text:p text:style-name="P3">.<text:span text:style-name="T2">NET Framework versión 4.5</text:span></text:p>
        </text:list-item>
        <text:list-item>
          <text:p text:style-name="P7"><text:span text:style-name="T3">Windows Presentation Foundation</text:span> <text:s/>(WPF)</text:p>
        </text:list-item>
      </text:list>
      <text:p text:style-name="P2"/>
      <text:p text:style-name="P11"><text:span text:style-name="T2">Reglas de negocio</text:span> <text:span text:style-name="T4">o Lógica de negocios</text:span></text:p>
      <text:p text:style-name="P4"><text:span text:style-name="T4">La capa de negocios</text:span> se desarrollo en un entorno Windows, <text:span text:style-name="T4">en lenguaje c#, a través de Visual Studio 2013, utilizando herramientas de .NET Framework como Linq.</text:span></text:p>
      <text:p text:style-name="P2"/>
      <text:p text:style-name="P8">Base de datos:</text:p>
      <text:p text:style-name="P6"><text:tab/><text:tab/><text:tab/><text:tab/><text:tab/><text:tab/><text:tab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5">Componente</text:p>
          </table:table-cell>
          <table:table-cell table:style-name="Tabla1.B1" office:value-type="string">
            <text:p text:style-name="P15">Version</text:p>
          </table:table-cell>
        </table:table-row>
        <table:table-row>
          <table:table-cell table:style-name="Tabla1.A2" office:value-type="string">
            <text:p text:style-name="P6">Microsoft SQL Server Management Studio<text:tab/></text:p>
          </table:table-cell>
          <table:table-cell table:style-name="Tabla1.B2" office:value-type="string">
            <text:p text:style-name="P6">10.50.1600.1</text:p>
          </table:table-cell>
        </table:table-row>
        <table:table-row>
          <table:table-cell table:style-name="Tabla1.A2" office:value-type="string">
            <text:p text:style-name="P6">Microsoft Data Access Components (MDAC)</text:p>
          </table:table-cell>
          <table:table-cell table:style-name="Tabla1.B2" office:value-type="string">
            <text:p text:style-name="P6">10.0.14393.0</text:p>
          </table:table-cell>
        </table:table-row>
        <table:table-row>
          <table:table-cell table:style-name="Tabla1.A2" office:value-type="string">
            <text:p text:style-name="P6">Microsoft MSXML</text:p>
          </table:table-cell>
          <table:table-cell table:style-name="Tabla1.B2" office:value-type="string">
            <text:p text:style-name="P6">3.0 5.0 6.0 </text:p>
          </table:table-cell>
        </table:table-row>
        <table:table-row>
          <table:table-cell table:style-name="Tabla1.A2" office:value-type="string">
            <text:p text:style-name="P6">Microsoft Internet Explorer</text:p>
          </table:table-cell>
          <table:table-cell table:style-name="Tabla1.B2" office:value-type="string">
            <text:p text:style-name="P6">9.11.14393.0</text:p>
          </table:table-cell>
        </table:table-row>
        <table:table-row>
          <table:table-cell table:style-name="Tabla1.A2" office:value-type="string">
            <text:p text:style-name="P6">Microsoft .NET Framework<text:tab/></text:p>
          </table:table-cell>
          <table:table-cell table:style-name="Tabla1.B2" office:value-type="string">
            <text:p text:style-name="P6">2.0.50727.8745</text:p>
          </table:table-cell>
        </table:table-row>
        <table:table-row>
          <table:table-cell table:style-name="Tabla1.A2" office:value-type="string">
            <text:p text:style-name="P6">Operating System<text:tab/></text:p>
          </table:table-cell>
          <table:table-cell table:style-name="Tabla1.B2" office:value-type="string">
            <text:p text:style-name="P6">6.3.14393</text:p>
          </table:table-cell>
        </table:table-row>
      </table:table>
      <text:p text:style-name="P6"><text:tab/><text:tab/><text:tab/><text:tab/><text:tab/><text:tab/><text:tab/><text:tab/></text:p>
      <text:p text:style-name="P6"><text:tab/><text:tab/><text:tab/><text:tab/></text:p>
      <text:p text:style-name="P8"/>
      <text:p text:style-name="P13">IDE</text:p>
      <text:p text:style-name="P8">Visual Studio Code <text:span text:style-name="T2">(Se utilizo para realizar los movimientos de GitHub)</text:span></text:p>
      <text:p text:style-name="P6">Visual Studio 2013 (Desarrollo total del software)</text:p>
      <text:p text:style-name="P1">Microsoft SQL Server Management Studio 2008 R2 (Para el manejo de la Base de Datos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Anexos: <text:line-break/>Archivos de Configuración</text:p>
      <text:p text:style-name="P9">Para el uso del sistema, se necesita tener en la ruta donde se encuentre el ejecutable:</text:p>
      <text:list xml:id="list6947854990666349152" text:style-name="L2">
        <text:list-item>
          <text:p text:style-name="P10">abcDat.dat: Con los datos para la <text:span text:style-name="T7">conexión</text:span> del servidor en el sig. <text:span text:style-name="T7">Orden, separados de un por un enter</text:span>:</text:p>
          <text:list>
            <text:list-item>
              <text:p text:style-name="P10">Ip Servidor</text:p>
            </text:list-item>
            <text:list-item>
              <text:p text:style-name="P10">Base de Datos</text:p>
            </text:list-item>
            <text:list-item>
              <text:p text:style-name="P10">Usuario</text:p>
            </text:list-item>
            <text:list-item>
              <text:p text:style-name="P10">Contraseña</text:p>
            </text:list-item>
          </text:list>
        </text:list-item>
        <text:list-item>
          <text:p text:style-name="P10">Carpeta iconos: la cual debe contener:</text:p>
          <text:list>
            <text:list-item>
              <text:p text:style-name="P10">user.ico</text:p>
            </text:list-item>
            <text:list-item>
              <text:p text:style-name="P10">webcam.ic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29:17.298000000</meta:creation-date>
    <dc:date>2019-10-23T13:38:07.333000000</dc:date>
    <meta:editing-duration>PT1H46M36S</meta:editing-duration>
    <meta:editing-cycles>10</meta:editing-cycles>
    <meta:generator>LibreOffice/4.3.0.4$Windows_x86 LibreOffice_project/62ad5818884a2fc2e5780dd45466868d41009ec0</meta:generator>
    <meta:document-statistic meta:table-count="1" meta:image-count="0" meta:object-count="0" meta:page-count="2" meta:paragraph-count="43" meta:word-count="262" meta:character-count="1637" meta:non-whitespace-character-count="1400"/>
  </office:meta>
</office:document-meta>
</file>